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percentage is much higher. <text:s/>For example, in California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4"/>
      <text:p text:style-name="p4"><text:span text:style-name="c0"><text:tab/>We can begin to reverse our detachment from nature and regain our ecological intuition by starting to recognize and pay attention to the living and non-living natural systems that exist in our urban spaces. But how do we do that at the city scale? <text:s/>How does an entire urban citizenry become ecologically aware? In general, the common approach to ecological literacy is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 and even our cities; they tend to hold deep significance for us and we feel certain levels of ownership of these local places, which is a major variable in responsible citizen behavior (Hungerford and Volk 1990).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only; but for knowledge to be retained, updated and acted upon, we need a form of continuous access and engagement for life.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text:tab/>In particular, it might be possible to utilize online mapping technologies to create a place-based environmental education medium that fits all the aforementioned criteria.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ould be incorporated. <text:s text:c="2"/></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by definition, self-centered (Tuan 1974, 1976, 1977; Relph 1976). <text:s/>Consequentially, we imbue significance and meanings onto place through processes that environmental psychologists identify as place-attachment and place-meaning. <text:s/>Together, our place-attachment and place-meanings directly contribute to our sense of place (Kudryavtsev 201..). <text:s/></text:span></text:p>
      <text:p text:style-name="p1"><text:span text:style-name="c0"><text:tab/>Place-attachment, which tells us how strongly someone feels about a given place, does not in itself also explain the reason for this attachment. <text:s/>Stedman (2002, 566) explains: “knowing that someone is strongly attached to place does not by itself suggest much about the nature of this attachment or what behaviors might ensure”. <text:s/>It is place-meanings that help to identify the reasons for and type of place-attachment. <text:s/>To illustrate Stedman (2002)’s argument, let’s use the statement “The forest is a very important place to me,” which is indicative of strong place-attachment, but the reason for this attachment is unclear. <text:s/>We can continue the statement with an example of place-meaning: “The forest is a very important place to me; it’s a source of lumber and job security.” The resource-economic meaning attributed to the forest explains the reason for the attachment. <text:s/>Yet someone else might be strongly attached to the forest because it is where they go to hike. <text:s/>In helping us understand the reasons for place-attachment, place-meanings also help explain people’s place-based behavior (). <text:s/>Let's define and further explore the concepts of place-attachment and place-meaning.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For example, a life-long birder might be really fond of a lake where she has been birding since a young girl; it is a place that helped develop her identity as a birder.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 but it's also possible for place-meanings to converge and agree, if there is a strong commonality in the way a place is experienced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Beckley (2003) hypothesized that some of these factors are namely culture, geographic scale, the physical environment, length of residency, ecological and sociocultural disruptions, and place-related knowledge. <text:s/>Since then, a lot of research has confirmed Beckley’s hypotheses and added that gender and race also influence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of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It is important to understand that divergences in research findings might be resulting from a divergence in the cultures and societies of the places being studied.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For example, Kaltenborn (1998) suggest in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Look at Gustafson (2001) for an older lit review on this topic. </text:span></text:p>
      <text:p text:style-name="p4"><text:span text:style-name="c0"><text:tab/>Gustafson (2001) also analyzes the influence of scale on the type of place-meanings: smaller, local places, especially residences, neighborhoods, and villages, but also towns and cities, were more often associated with self-related 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 Length of Residence</text:span></text:p>
      <text:p text:style-name="p4"/>
      <text:p text:style-name="p4"><text:span text:style-name="c0"><text:tab/>Place meanings are not constant: with time, they mold and change as a result of the different experiences we have at a given place (Stedman 2008). <text:s/>Davenport and Anderson (2005) found that place-meanings ascribed to the Niobrara River in Nebraska evolved over time, often growing to include or at least recognize the biophysical uniqueness of the river. </text:span></text:p>
      <text:p text:style-name="p1"><text:span text:style-name="c0"><text:tab/>Length of residency. <text:s/>Usually the longer a person experiences a particular place, the deeper their attachment to it (Hay 1998; McAndrew 1998; Moore and Graefe 1994 REFER TO NANZER REFS; Raymond, Brown, &amp; Weber 2010).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Change, and Conflict</text:span></text:p>
      <text:p text:style-name="p4"/>
      <text:p text:style-name="p1"><text:span text:style-name="c0"><text:tab/>Brown (1992) discusses how established place-attachments provide a sense of security and stability, and how challenges and disruptions to an established place-attachment can be stressful, emotional, and undesirable. <text:s/>These disruptions can be caused by natural disasters (e.g., Burley et al. 2007), plant or animal diseases (e.g., Hunter 2011), or human interventions, like development of pristine areas (Stedman ?). <text:s/>In some cases, strong place-attachments and place-meanings motivate people to restore a place and its natural environment (Burley et al. 2007). <text:s/>In other cases, planned changes endanger or challenge established place-meanings and cause conflict between stakeholders (citation ?). <text:s/>Similarly, Davenport and Anderson (2005) conclude from their study that river development enhanced some place-meanings while it challenged others.</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text:span text:style-name="c0"><text:tab/>Gustafson (2001, 11) concludes that meanings embodied by the self-environment relationship are “often based on the respondents’ knowledge of the place”. <text:s/>Can knowledge, then, strengthen this relationship? <text:s text:c="3"/></text:span></text:p>
      <text:p text:style-name="p4"/>
      <text:p text:style-name="p4"><text:span text:style-name="c0"><text:tab/>There is ample anectodal evidence that knowledge is an important factor in place-attachment and place-meaning. <text:s/>However, there are almost no studies that confirm the anecdotal evidence with a statistical analysis of a broader audience. </text:span></text:p>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
      <text:p text:style-name="p4"><text:span text:style-name="c0">Davenport and Anderson (2005)’s research shows that their participants’ place-meanings and place-attachments are inter-related in a complex web and argue that conventional measuring scales do not capture this complexity. </text:span></text:p>
      <text:p text:style-name="p4"/>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text:span text:style-name="c0">The research referenced here uses predominantly a positivist approach or hypothesis testing in assessing place-attachment and place-meanings.</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1"><text:span text:style-name="c0"><text:tab/>In regard to the latter, Stedman (2008) and Stewart (2008) point out: place-meaning is not the same as place-attachment. The trouble starts with the words “meaning” and “meaningful” (</text:span><text:span text:style-name="c6">syn.</text:span><text:span text:style-name="c0"> important, significant), which are often used to explain and measure place-attachment. <text:s/>For example, <text:s/>“This place is meaningful to me” or “This place holds meaning for me” (meaningful/meaning can easily be substituted with important, significant, special, etc). <text:s/>Authors sometimes make the mistake of talking about “place meaning” when they mean “place attachment” (e.g. ?? Manzo 2005, 2008? Scannell and Gifford 2010, Stokowski 2008). <text:s/>Not only is this language misleading, it is confusing for readers unfamiliar with the field.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Aside from the self, social, and environmental dimensions of sense-of-place, Ardoin (2006) talks about the political economic dimension that contribute to our sense of place. <text:s/>The author argues that economics and politics connect places to other places and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tab/></text:span></text:p>
      <text:p text:style-name="p4"/>
      <text:p text:style-name="p4"><text:span text:style-name="c0"><text:tab/>Although the literature seems to be converging on some agreed upon definition and model of place-attachment and place-meanings, there is still a lot of ground to cover. <text:s/>There needs to be a greater understanding of what aspects of how we develop our place-attachment and place-meanings <text:s/>results from our biophysical identity as humans and therefore true for all people, versus what aspects are more strongly influenced by cultural differences. </text:span></text:p>
      <text:p text:style-name="p4"/>
      <text:p text:style-name="p4"/>
      <text:p text:style-name="p4"><text:span text:style-name="c0">Place attachment, Place meaning, and Pro-environmental Attitudes and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Deconstructing place- attachment into two distinct types - civic and natural, 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1"><text:span text:style-name="c0"><text:tab/>In a study that measured the impact of place-attachment and place-meaning on lake watershed related environmental concern, Brehm, Eisenhauer, &amp; Stedman (2013) found that place-meanings in particular are a strong predictor of cognitive-based environmental concern. <text:s/>The authors explain that “place meanings may emerge as a stronger predictor [of environmental concern] because they represent respondents’ perceived interconnection between themselves and nature (biosphere) rooted in a contextual element of the specific place” (Brehm, Eisenhauer, &amp; Stedman 2013, 533)</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search designs</text:span></text:p>
      <text:p text:style-name="p4"><text:span text:style-name="c0"><text:tab/>Most research methodologies have used a positivist approach with deductive or theory testing techniques (). <text:s/>Others, like Davenport and Anderson (2005) used an interpretive research design, with data collection and analysis geared toward induction and theory generation. <text:s/></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or network, sampling is quite common in qualitative studies (e.g., Cantrill 1998; Manzo 2005; Davenport and Anderson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Researchers have used open-ended questions with follow-up probing questions (Cantrill 1998; Davenport and Anderson 2005) and semi-structured (Gustafson 2001; Manzo 2005) are common. <text:s text:c="2"/></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Maximum likelihood factor analysis (Stedman 2002)</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People naturally express place-meanings and place-attachments through storytelling. Davenport and Anderson (2005) extracted meanings and attachment to the Niobrara river from their participants’ storytelling. <text:s/>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